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7.37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6.862cm" fo:min-width="3.81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80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0.418cm" fo:min-width="8.13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1.78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5.592cm" fo:min-width="2.54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.27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7.37cm" fo:min-width="2.294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7.62cm" svg:x="7.366cm" svg:y="0.762cm">
          <text:p text:style-name="P1">BasePar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7.112cm" svg:x="23.876cm" svg:y="1.524cm">
          <text:p text:style-name="P1">Persis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2.032cm" svg:x="24.384cm" svg:y="3.81cm">
          <text:p text:style-name="P1">Wri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2.032cm" svg:x="24.384cm" svg:y="6.096cm"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10.668cm" svg:x="12.954cm" svg:y="3.81cm">
          <text:p text:style-name="P1">DB Manag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1.336cm" svg:y1="9.144cm" svg:x2="24.384cm" svg:y2="5.08cm">
          <text:p/>
        </draw:line>
        <draw:line draw:style-name="gr5" draw:text-style-name="P2" draw:layer="layout" svg:x1="21.336cm" svg:y1="11.176cm" svg:x2="24.384cm" svg:y2="6.858cm">
          <text:p/>
        </draw:line>
        <draw:custom-shape draw:style-name="gr6" draw:text-style-name="P1" draw:layer="layout" svg:width="2.286cm" svg:height="2.032cm" svg:x="8.382cm" svg:y="3.302cm">
          <text:p text:style-name="P1">Query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716cm" svg:y1="8.89cm" svg:x2="10.668cm" svg:y2="4.318cm">
          <text:p/>
        </draw:line>
        <draw:custom-shape draw:style-name="gr6" draw:text-style-name="P1" draw:layer="layout" svg:width="2.286cm" svg:height="2.032cm" svg:x="8.382cm" svg:y="5.334cm">
          <text:p text:style-name="P1">CRU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208cm" svg:y1="10.414cm" svg:x2="10.668cm" svg:y2="6.35cm">
          <text:p/>
        </draw:line>
        <draw:custom-shape draw:style-name="gr7" draw:text-style-name="P1" draw:layer="layout" svg:width="3.046cm" svg:height="5.842cm" svg:x="1.524cm" svg:y="9.652cm">
          <text:p text:style-name="P1">xySQLParser</text:p>
          <text:p text:style-name="P1">(com.queryparser...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78cm" svg:height="2.032cm" svg:x="2.286cm" svg:y="11.43cm">
          <text:p text:style-name="P1">Pars.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318cm" svg:y1="12.7cm" svg:x2="8.382cm" svg:y2="5.08cm">
          <text:p/>
        </draw:line>
        <draw:custom-shape draw:style-name="gr9" draw:text-style-name="P1" draw:layer="layout" svg:width="2.794cm" svg:height="7.62cm" svg:x="1.016cm" svg:y="0.762cm">
          <text:p text:style-name="P1">CustomSqliteSQLParser</text:p>
          <text:p text:style-name="P1">(com.github.zsoltkiss...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78cm" svg:height="2.032cm" svg:x="1.27cm" svg:y="3.302cm">
          <text:p text:style-name="P1">Pars.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778cm" svg:y1="4.572cm" svg:x2="8.382cm" svg:y2="4.318cm">
          <text:p/>
        </draw:line>
        <draw:custom-shape draw:style-name="gr2" draw:text-style-name="P1" draw:layer="layout" svg:width="4.318cm" svg:height="7.112cm" svg:x="30.226cm" svg:y="1.016cm">
          <text:p text:style-name="P1">XMLPers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7.112cm" svg:x="30.226cm" svg:y="8.382cm">
          <text:p text:style-name="P1">JSONPersist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1.242cm" svg:y1="5.08cm" svg:x2="27.686cm" svg:y2="5.08cm">
          <text:p/>
        </draw:line>
        <draw:line draw:style-name="gr5" draw:text-style-name="P2" draw:layer="layout" svg:x1="31.75cm" svg:y1="11.684cm" svg:x2="27.686cm" svg:y2="5.588cm">
          <text:p/>
        </draw:line>
        <presentation:notes draw:style-name="dp1">
          <draw:page-thumbnail draw:style-name="gr10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IBM Plex Sans Devanagari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IBM Plex Sans Devanagari" style:font-family-complex="'IBM Plex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10-27T18:15:25.577847480</meta:creation-date>
    <dc:date>2022-10-27T18:48:35.630016362</dc:date>
    <meta:editing-duration>PT2M15S</meta:editing-duration>
    <meta:editing-cycles>1</meta:editing-cycles>
    <meta:document-statistic meta:object-count="44"/>
    <meta:generator>LibreOffice/6.4.7.2$Linux_X86_64 LibreOffice_project/40$Build-2</meta:generator>
  </office:meta>
</office:document-meta>
</file>